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fill="none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52cm" draw:marker-start-width="0.533cm" draw:marker-end-width="0.533cm" draw:fill="none" draw:textarea-horizontal-align="center" draw:textarea-vertical-align="middle" fo:padding-top="0.201cm" fo:padding-bottom="0.201cm" fo:padding-left="0.326cm" fo:padding-right="0.326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32cm" svg:y1="0.254cm" svg:x2="1.532cm" svg:y2="1.046cm">
          <text:p/>
        </draw:line>
        <draw:line draw:style-name="gr1" draw:text-style-name="P1" draw:layer="layout" svg:x1="2.57cm" svg:y1="0.258cm" svg:x2="2.569cm" svg:y2="1.046cm">
          <text:p/>
        </draw:line>
        <draw:line draw:style-name="gr1" draw:text-style-name="P1" draw:layer="layout" svg:x1="1.532cm" svg:y1="1.046cm" svg:x2="1.969cm" svg:y2="1.046cm">
          <text:p/>
        </draw:line>
        <draw:line draw:style-name="gr1" draw:text-style-name="P1" draw:layer="layout" svg:x1="1.502cm" svg:y1="2.743cm" svg:x2="1.502cm" svg:y2="3.535cm">
          <text:p/>
        </draw:line>
        <draw:line draw:style-name="gr1" draw:text-style-name="P1" draw:layer="layout" svg:x1="2.551cm" svg:y1="2.747cm" svg:x2="2.548cm" svg:y2="3.535cm">
          <text:p/>
        </draw:line>
        <draw:line draw:style-name="gr1" draw:text-style-name="P1" draw:layer="layout" svg:x1="1.502cm" svg:y1="3.535cm" svg:x2="2.549cm" svg:y2="3.535cm">
          <text:p/>
        </draw:line>
        <draw:line draw:style-name="gr2" draw:text-style-name="P1" draw:id="id2" draw:layer="layout" svg:x1="1.522cm" svg:y1="0.508cm" svg:x2="2.569cm" svg:y2="0.508cm">
          <text:p/>
        </draw:line>
        <draw:line draw:style-name="gr2" draw:text-style-name="P1" draw:layer="layout" svg:x1="1.502cm" svg:y1="3.058cm" svg:x2="2.548cm" svg:y2="3.058cm">
          <text:p/>
        </draw:line>
        <draw:line draw:style-name="gr1" draw:text-style-name="P1" draw:layer="layout" svg:x1="1.969cm" svg:y1="1.046cm" svg:x2="1.969cm" svg:y2="3.058cm">
          <text:p/>
        </draw:line>
        <draw:line draw:style-name="gr1" draw:text-style-name="P1" draw:layer="layout" svg:x1="2.132cm" svg:y1="1.046cm" svg:x2="2.132cm" svg:y2="3.058cm">
          <text:p/>
        </draw:line>
        <draw:line draw:style-name="gr1" draw:text-style-name="P1" draw:layer="layout" svg:x1="2.132cm" svg:y1="1.046cm" svg:x2="2.569cm" svg:y2="1.046cm">
          <text:p/>
        </draw:line>
        <draw:frame draw:style-name="gr3" draw:text-style-name="P2" draw:layer="layout" svg:width="2.039cm" svg:height="0.911cm" svg:x="0.005cm" svg:y="1.923cm">
          <draw:text-box>
            <text:p><text:span text:style-name="T1">پانی کا دباؤ</text:span></text:p>
          </draw:text-box>
        </draw:frame>
        <draw:line draw:style-name="gr1" draw:text-style-name="P1" draw:layer="layout" svg:x1="0.866cm" svg:y1="0.518cm" svg:x2="1.384cm" svg:y2="0.518cm">
          <text:p/>
        </draw:line>
        <draw:line draw:style-name="gr1" draw:text-style-name="P1" draw:layer="layout" svg:x1="0.866cm" svg:y1="3.048cm" svg:x2="1.384cm" svg:y2="3.048cm">
          <text:p/>
        </draw:line>
        <draw:line draw:style-name="gr4" draw:text-style-name="P1" draw:layer="layout" svg:x1="1.117cm" svg:y1="2.164cm" svg:x2="1.1cm" svg:y2="0.528cm">
          <text:p/>
        </draw:line>
        <draw:line draw:style-name="gr4" draw:text-style-name="P1" draw:layer="layout" svg:x1="1.086cm" svg:y1="2.57cm" svg:x2="1.089cm" svg:y2="3.037cm">
          <text:p/>
        </draw:line>
        <draw:frame draw:style-name="gr5" draw:layer="layout" svg:width="0.328cm" svg:height="0.469cm" svg:x="2.101cm" svg:y="1.34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0.623cm" svg:height="0.529cm" svg:x="2.973cm" svg:y="2.35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4" draw:text-style-name="P1" draw:layer="layout" svg:x1="2.296cm" svg:y1="1.381cm" svg:x2="2.296cm" svg:y2="1.046cm">
          <text:p/>
        </draw:line>
        <draw:line draw:style-name="gr4" draw:text-style-name="P1" draw:layer="layout" svg:x1="2.296cm" svg:y1="1.767cm" svg:x2="2.301cm" svg:y2="3.047cm">
          <text:p/>
        </draw:line>
        <draw:frame draw:style-name="gr3" draw:text-style-name="P2" draw:id="id3" draw:layer="layout" svg:width="2.208cm" svg:height="0.911cm" svg:x="2.882cm" svg:y="1.781cm">
          <draw:text-box>
            <text:p><text:span text:style-name="T1">عمودی رقبہ</text:span></text:p>
          </draw:text-box>
        </draw:frame>
        <draw:frame draw:style-name="gr3" draw:text-style-name="P2" draw:id="id1" draw:layer="layout" svg:width="2.415cm" svg:height="0.911cm" svg:x="2.499cm" svg:y="0.206cm">
          <draw:text-box>
            <text:p><text:span text:style-name="T1">پانی کی سطح</text:span></text:p>
          </draw:text-box>
          <draw:glue-point draw:id="4" svg:x="-3.664cm" svg:y="-1.459cm"/>
        </draw:frame>
        <draw:connector draw:style-name="gr4" draw:text-style-name="P1" draw:layer="layout" draw:type="curve" draw:line-skew="0.437cm" svg:x1="2.822cm" svg:y1="0.529cm" svg:x2="2.045cm" svg:y2="0.508cm" draw:start-shape="id1" draw:start-glue-point="4" draw:end-shape="id2" draw:end-glue-point="0" svg:d="m2822 529c0-580-777-570-777-21">
          <text:p/>
        </draw:connector>
        <draw:custom-shape draw:style-name="gr6" draw:text-style-name="P1" draw:id="id4" draw:layer="layout" svg:width="0.162cm" svg:height="0.051cm" svg:x="1.971cm" svg:y="2.153cm">
          <draw:glue-point draw:id="12" svg:x="1.234cm" svg:y="-4.901cm"/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curve" draw:line-skew="1.224cm 0.661cm" svg:x1="2.882cm" svg:y1="2.236cm" svg:x2="2.071cm" svg:y2="2.154cm" draw:start-shape="id3" draw:start-glue-point="3" draw:end-shape="id4" draw:end-glue-point="12" svg:d="m2882 2236c-282 0-235-148-367-248s-444-153-444 166">
          <text:p/>
        </draw:connector>
        <draw:custom-shape draw:style-name="gr7" draw:text-style-name="P1" draw:layer="layout" svg:width="0.833cm" svg:height="0.569cm" svg:x="5.47cm" svg:y="1.39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048cm" svg:height="0.911cm" svg:x="5.348cm" svg:y="1.162cm">
          <draw:text-box>
            <text:p><text:span text:style-name="T1">پمپ</text:span></text:p>
          </draw:text-box>
          <draw:glue-point draw:id="4" svg:x="-3.664cm" svg:y="-1.459cm"/>
        </draw:frame>
        <draw:frame draw:style-name="gr3" draw:text-style-name="P2" draw:layer="layout" svg:width="1.184cm" svg:height="0.911cm" svg:x="6.354cm" svg:y="0.01cm">
          <draw:text-box>
            <text:p><text:span text:style-name="T1">پائپ</text:span></text:p>
          </draw:text-box>
          <draw:glue-point draw:id="4" svg:x="-3.664cm" svg:y="-1.459cm"/>
        </draw:frame>
        <draw:frame draw:style-name="gr3" draw:text-style-name="P2" draw:layer="layout" svg:width="0.997cm" svg:height="0.911cm" svg:x="6.455cm" svg:y="1.436cm">
          <draw:text-box>
            <text:p><text:span text:style-name="T1">بہاؤ</text:span></text:p>
          </draw:text-box>
          <draw:glue-point draw:id="4" svg:x="-3.664cm" svg:y="-1.459cm"/>
        </draw:frame>
        <draw:path draw:style-name="gr8" draw:text-style-name="P1" draw:layer="layout" svg:width="2.798cm" svg:height="2.576cm" draw:transform="rotate (1.5707963267946) translate (5.70310534142681cm 3.42965185962452cm)" svg:viewBox="0 0 2799 2577" svg:d="m2034 11669c146 9 295-23 436 28 125 45 380 124 267 323-80 140-213 250-239 423-22 144-63 302 0 436 70 150 178 282 239 436 56 142 99 319 15 465-86 148-271 227-437 197-154-28-329 14-464-85-152-111-287-245-408-394-113-138-262-266-451-309-202-46-250 174-436 168-149-5-315-2-436-98-133-105-98-307 14-436 96-111 36-284 14-423-26-159-64-310-99-464-34-146-83-309-14-436 74-137 282-89 423-71 164 21 283 134 450 155 152 19 303 25 450 70l113 15">
          <text:p/>
        </draw:path>
        <draw:path draw:style-name="gr9" draw:text-style-name="P1" draw:layer="layout" svg:width="0.587cm" svg:height="0.622cm" draw:transform="rotate (0.837932573882319) translate (6.55202569559643cm 1.57552268798764cm)" svg:viewBox="0 0 588 623" svg:d="m0 11854c174-29 356 39 469 165 103 114 171 303 66 452v0">
          <text:p/>
        </draw:path>
        <draw:line draw:style-name="gr4" draw:text-style-name="P1" draw:layer="layout" svg:x1="7.301cm" svg:y1="1.463cm" svg:x2="7.382cm" svg:y2="1.57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dc:date>2011-04-27T18:01:51</dc:date>
    <dc:creator>khalid khan</dc:creator>
    <meta:editing-duration>PT00H46M18S</meta:editing-duration>
    <meta:editing-cycles>3</meta:editing-cycles>
    <meta:document-statistic meta:object-count="3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i>l</math:mi>
    <math:annotation math:encoding="StarMath 5.0">l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ub>
      <math:mi>A</math:mi>
      <math:mi>c</math:mi>
    </math:msub>
    <math:annotation math:encoding="StarMath 5.0">A_c</math:annotation>
  </math:semantics>
</math:math>
</file>